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weight="bold" officeooo:rsid="0000b6e3" officeooo:paragraph-rsid="0000b6e3" style:font-size-asian="9.60000038146973pt" style:font-weight-asian="bold" style:font-size-complex="11pt" style:font-weight-complex="bold"/>
    </style:style>
    <style:style style:name="P2" style:family="paragraph" style:parent-style-name="Standard">
      <style:text-properties style:font-name="Arial" fo:font-size="11pt" fo:font-weight="normal" officeooo:rsid="0002863d" officeooo:paragraph-rsid="0002863d" style:font-size-asian="9.60000038146973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thodology</text:p>
      <text:p text:style-name="P1"/>
      <text:p text:style-name="P2">For this project I have decided to take an iterative and incremental approach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7:23:13.116000000</meta:creation-date>
    <dc:date>2014-12-08T18:59:53.226000000</dc:date>
    <meta:editing-duration>PT23M22S</meta:editing-duration>
    <meta:editing-cycles>2</meta:editing-cycles>
    <meta:generator>LibreOffice/4.3.0.4$Windows_x86 LibreOffice_project/62ad5818884a2fc2e5780dd45466868d41009ec0</meta:generator>
    <meta:document-statistic meta:table-count="0" meta:image-count="0" meta:object-count="0" meta:page-count="1" meta:paragraph-count="2" meta:word-count="14" meta:character-count="90" meta:non-whitespace-character-count="77"/>
  </office:meta>
</office:document-meta>
</file>